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cc78" officeooo:paragraph-rsid="0017c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de prueba, mi jefe el ekaitz este es muy pesa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21:22:31.036010000</meta:creation-date>
    <dc:date>2025-11-14T21:29:21.919017000</dc:date>
    <meta:editing-duration>PT6M51S</meta:editing-duration>
    <meta:editing-cycles>1</meta:editing-cycles>
    <meta:generator>LibreOffice/25.8.2.2$MacOSX_AARCH64 LibreOffice_project/d401f2107ccab8f924a8e2df40f573aab7605b6f</meta:generator>
    <meta:document-statistic meta:table-count="0" meta:image-count="0" meta:object-count="0" meta:page-count="1" meta:paragraph-count="1" meta:word-count="11" meta:character-count="53" meta:non-whitespace-character-count="43"/>
  </office:meta>
</office:document-meta>
</file>